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2CBF8DB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32000000258163146C6.png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rs-title">
      <style:graphic-properties draw:fill-color="#ffffff" draw:auto-grow-height="true" fo:min-height="2.261cm"/>
    </style:style>
    <style:style style:name="pr2" style:family="presentation" style:parent-style-name="mars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backgroundobjects">
      <style:graphic-properties draw:stroke="none" draw:fill="solid" draw:fill-color="#ffcc99" draw:opacity="100%" draw:opacity-name="Transparency_20_33" draw:textarea-horizontal-align="center" draw:textarea-vertical-align="middle" draw:shadow-opacity="100%"/>
    </style:style>
    <style:style style:name="pr5" style:family="presentation" style:parent-style-name="標準1-outline1">
      <style:graphic-properties draw:fill-color="#ffffff" draw:auto-grow-height="true" fo:min-height="16.001cm"/>
    </style:style>
    <style:style style:name="pr6" style:family="presentation" style:parent-style-name="標準1-notes">
      <style:graphic-properties draw:fill-color="#ffffff" draw:auto-grow-height="true" fo:min-height="11.41cm"/>
    </style:style>
    <style:style style:name="pr7" style:family="presentation" style:parent-style-name="標準1-subtitle" style:list-style-name="L3">
      <style:graphic-properties draw:fill-color="#ffffff" draw:auto-grow-height="true" fo:min-height="16.001cm"/>
    </style:style>
    <style:style style:name="pr8" style:family="presentation" style:parent-style-name="標準1-outline1">
      <style:graphic-properties draw:fill-color="#ffffff" fo:min-height="16.001cm"/>
    </style:style>
    <style:style style:name="pr9" style:family="presentation" style:parent-style-name="標準1-notes">
      <style:graphic-properties draw:fill-color="#ffffff" fo:min-height="11.41cm"/>
    </style:style>
    <style:style style:name="pr10" style:family="presentation" style:parent-style-name="標準1-subtitle" style:list-style-name="L3">
      <style:graphic-properties draw:fill-color="#ffffff" draw:auto-grow-height="true" fo:min-height="16.001cm"/>
    </style:style>
    <style:style style:name="pr11" style:family="presentation" style:parent-style-name="標準1-subtitle" style:list-style-name="L3">
      <style:graphic-properties draw:fill-color="#ffffff" draw:auto-grow-height="true" fo:min-height="16.001cm"/>
    </style:style>
    <style:style style:name="pr12" style:family="presentation" style:parent-style-name="標準1-title">
      <style:graphic-properties draw:fill-color="#ffffff" draw:auto-grow-height="true" fo:min-height="18.7cm"/>
    </style:style>
    <style:style style:name="pr13" style:family="presentation" style:parent-style-name="標準1-subtitle" style:list-style-name="L3">
      <style:graphic-properties draw:fill-color="#ffffff" draw:auto-grow-height="true" fo:min-height="16.001cm"/>
    </style:style>
    <style:style style:name="pr14" style:family="presentation" style:parent-style-name="標準1-subtitle" style:list-style-name="L3">
      <style:graphic-properties draw:fill-color="#ffffff" draw:auto-grow-height="true" fo:min-height="16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color="#ffff99"/>
    </style:style>
    <style:style style:name="P4" style:family="paragraph">
      <style:paragraph-properties fo:text-align="center"/>
    </style:style>
    <style:style style:name="P5" style:family="paragraph">
      <style:paragraph-properties fo:margin-left="0.9cm" fo:margin-right="0cm" fo:text-indent="-0.9cm"/>
    </style:style>
    <style:style style:name="P6" style:family="paragraph">
      <style:paragraph-properties text:enable-numbering="false" fo:margin-left="0.9cm" fo:margin-right="0cm" fo:text-indent="-0.9cm"/>
    </style:style>
    <style:style style:name="P7" style:family="paragraph">
      <style:paragraph-properties text:enable-numbering="false" fo:margin-left="0cm" fo:margin-right="0cm" fo:text-indent="0cm"/>
    </style:style>
    <style:style style:name="P8" style:family="paragraph">
      <style:paragraph-properties fo:margin-left="0cm" fo:margin-right="0cm" fo:text-indent="0cm"/>
      <style:text-properties fo:color="#ccccff"/>
    </style:style>
    <style:style style:name="P9" style:family="paragraph">
      <style:paragraph-properties fo:margin-left="0cm" fo:margin-right="0cm" fo:text-align="center" fo:text-indent="0cm"/>
    </style:style>
    <style:style style:name="T1" style:family="text">
      <style:text-properties fo:color="#ffff9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cccff"/>
    </style:style>
    <style:style style:name="T4" style:family="text">
      <style:text-properties fo:color="#800000"/>
    </style:style>
    <style:style style:name="T5" style:family="text">
      <style:text-properties fo:color="#800000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800000" fo:font-style="normal" style:font-style-asian="normal" style:font-style-complex="normal"/>
    </style:style>
    <style:style style:name="T8" style:family="text">
      <style:text-properties style:use-window-font-color="true"/>
    </style:style>
    <style:style style:name="T9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0" style:family="text">
      <style:text-properties fo:color="#8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.533cm" svg:y="1.5cm" presentation:class="title">
          <draw:text-box>
            <text:p text:style-name="P1">TINKER simulations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3.5cm" svg:height="1.501cm" svg:x="2cm" svg:y="1cm" presentation:class="title">
          <draw:text-box>
            <text:p text:style-name="P1"><text:span text:style-name="T1">Lecture Outline</text:span></text:p>
          </draw:text-box>
        </draw:frame>
        <draw:rect presentation:style-name="pr4" draw:text-style-name="P4" draw:layer="layout" svg:width="24.5cm" svg:height="17cm" svg:x="1.5cm" svg:y="3.2cm" draw:corner-radius="0.5cm">
          <text:p/>
        </draw:rect>
        <draw:frame presentation:style-name="pr5" draw:text-style-name="P6" draw:layer="layout" svg:width="23cm" svg:height="16.001cm" svg:x="2cm" svg:y="3.7cm" presentation:class="outline" presentation:user-transformed="true">
          <draw:text-box>
            <text:p text:style-name="P5"/>
            <text:list text:style-name="L2">
              <text:list-item>
                <text:p text:style-name="P1">TINKER introduction</text:p>
              </text:list-item>
            </text:list>
            <text:p text:style-name="P5"/>
            <text:list text:continue-numbering="true" text:style-name="L2">
              <text:list-item>
                <text:p text:style-name="P1">Protein simulations <text:span text:style-name="T2">in vacuo</text:span></text:p>
              </text:list-item>
            </text:list>
            <text:p text:style-name="P5"><text:span text:style-name="T2"/></text:p>
            <text:list text:continue-numbering="true" text:style-name="L2">
              <text:list-item>
                <text:p text:style-name="P1">Protein simulations in implicit solvent model</text:p>
              </text:list-item>
            </text:list>
            <text:p text:style-name="P5"/>
            <text:list text:continue-numbering="true" text:style-name="L2">
              <text:list-item>
                <text:p text:style-name="P1">Solvent simulations with periodic boundary conditions</text:p>
              </text:list-item>
            </text:list>
            <text:p text:style-name="P5"/>
            <text:list text:continue-numbering="true" text:style-name="L2">
              <text:list-item>
                <text:p text:style-name="P1">Protein simulations in explicit, all-atoms solvent model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1T0">
        <office:forms form:automatic-focus="false" form:apply-design-mode="false"/>
        <draw:frame presentation:style-name="pr3" draw:text-style-name="P3" draw:layer="layout" svg:width="23.5cm" svg:height="1.501cm" svg:x="2cm" svg:y="1cm" presentation:class="title">
          <draw:text-box>
            <text:p text:style-name="P1"><text:span text:style-name="T1">TINKER MD</text:span></text:p>
          </draw:text-box>
        </draw:frame>
        <draw:rect presentation:style-name="pr4" draw:text-style-name="P4" draw:layer="layout" svg:width="24.5cm" svg:height="17cm" svg:x="1.5cm" svg:y="3.2cm" draw:corner-radius="0.5cm">
          <text:p/>
        </draw:rect>
        <draw:frame presentation:style-name="pr7" draw:text-style-name="P7" draw:layer="layout" svg:width="23cm" svg:height="16.001cm" svg:x="2cm" svg:y="3.7cm" presentation:class="subtitle" presentation:user-transformed="true">
          <draw:text-box>
            <text:p text:style-name="P1"/>
            <text:p text:style-name="P1">TINKER introduction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 presentation:user-transformed="true">
          <draw:text-box>
            <text:p text:style-name="P1">TINKER</text:p>
          </draw:text-box>
        </draw:frame>
        <draw:frame presentation:style-name="pr5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Developed at Jay Ponder’s lab</text:p>
                <text:list>
                  <text:list-item>
                    <text:p text:style-name="P1"><text:a xlink:href="http://dasher.wustl.edu/tinker/">http://dasher.wustl.edu/tinker/</text:a></text:p>
                  </text:list-item>
                </text:list>
              </text:list-item>
              <text:list-item>
                <text:p text:style-name="P1">Professional quality</text:p>
              </text:list-item>
              <text:list-item>
                <text:p text:style-name="P1">Main goal is development of algorithms</text:p>
              </text:list-item>
              <text:list-item>
                <text:p text:style-name="P1">Less extensive than other programs (e. g. CHARMM)</text:p>
              </text:list-item>
              <text:list-item>
                <text:p text:style-name="P1">Wider support for force fields</text:p>
                <text:list>
                  <text:list-item>
                    <text:p text:style-name="P1">AMBERxx, AMOEBAxx, CHARMMxx, Dang, Dudek, <text:tab/>Hoch, MMxx, OPLSxx, SMOOTHxx...</text:p>
                  </text:list-item>
                </text:list>
              </text:list-item>
              <text:list-item>
                <text:p text:style-name="P1">Focus on ease of use</text:p>
              </text:list-item>
              <text:list-item>
                <text:p text:style-name="P1">Command line interface</text:p>
              </text:list-item>
              <text:list-item>
                <text:p text:style-name="P1">Free, with source code</text:p>
              </text:list-item>
              <text:list-item>
                <text:p text:style-name="P1">Integrated with GAMESS-US QM software (SIMOMM)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3" draw:text-style-name="P8" draw:layer="layout" svg:width="23.5cm" svg:height="1.501cm" svg:x="2cm" svg:y="1cm" presentation:class="title" presentation:user-transformed="true">
          <draw:text-box>
            <text:p text:style-name="P1"><text:span text:style-name="T3">Running TINKER</text:span></text:p>
          </draw:text-box>
        </draw:frame>
        <draw:frame presentation:style-name="pr5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Coordinates (XYZ)</text:p>
                <text:list>
                  <text:list-item>
                    <text:p text:style-name="P1">Convert from/to PDB (<text:span text:style-name="T4">pdbxyz</text:span>, <text:span text:style-name="T4">xyzpdb</text:span>)</text:p>
                  </text:list-item>
                </text:list>
              </text:list-item>
              <text:list-item>
                <text:p text:style-name="P1">Parameter file</text:p>
                <text:list>
                  <text:list-item>
                    <text:p text:style-name="P1">.key file</text:p>
                    <text:list>
                      <text:list-item>
                        <text:p text:style-name="P1"><text:span text:style-name="T4">tinker.key</text:span> (always valid)</text:p>
                      </text:list-item>
                      <text:list-item>
                        <text:p text:style-name="P1"><text:span text:style-name="T5">filename</text:span><text:span text:style-name="T4">.key</text:span> (<text:span text:style-name="T2">filename</text:span> is same as in <text:span text:style-name="T2">filename</text:span>.xyz)</text:p>
                      </text:list-item>
                    </text:list>
                  </text:list-item>
                  <text:list-item>
                    <text:p text:style-name="P1"><text:span text:style-name="T6">keyword value</text:span></text:p>
                    <text:list>
                      <text:list-item>
                        <text:p text:style-name="P1"><text:span text:style-name="T7">parameters /opt/structure/tinker/params/amber.prm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Other files</text:span></text:p>
                <text:list>
                  <text:list-item>
                    <text:p text:style-name="P1"><text:span text:style-name="T6">Parameter files (potential energy functions/force fields)</text:span></text:p>
                  </text:list-item>
                  <text:list-item>
                    <text:p text:style-name="P1"><text:span text:style-name="T6">Restart, output, trajectories</text:span></text:p>
                  </text:list-item>
                </text:list>
              </text:list-item>
              <text:list-item>
                <text:p text:style-name="P1"><text:span text:style-name="T6">Interactive command line</text:span></text:p>
                <text:list>
                  <text:list-item>
                    <text:p text:style-name="P1"><text:span text:style-name="T6">Easy: just answer</text:span></text:p>
                  </text:list-item>
                  <text:list-item>
                    <text:p text:style-name="P1"><text:span text:style-name="T6">Answers may be given in the command 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Worth noting</text:p>
          </draw:text-box>
        </draw:frame>
        <draw:frame presentation:style-name="pr8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Filename extension is not entered (tinker assumes it)</text:p>
              </text:list-item>
              <text:list-item>
                <text:p text:style-name="P1">Tinker asks for options not given in the command line</text:p>
              </text:list-item>
              <text:list-item>
                <text:p text:style-name="P1">Tinker outputs progress report to console</text:p>
                <text:list>
                  <text:list-item>
                    <text:p text:style-name="P1">Worth saving for inspection/analysis</text:p>
                    <text:list>
                      <text:list-item>
                        <text:p text:style-name="P1">command model | tee model-command.log</text:p>
                      </text:list-item>
                      <text:list-item>
                        <text:p text:style-name="P1">command model &gt; model-command.log &amp;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filename</text:span><text:span text:style-name="T6">.key takes precedence over tinker.key</text:span></text:p>
                <text:list>
                  <text:list-item>
                    <text:p text:style-name="P1"><text:span text:style-name="T6">Use tinker.key for common options</text:span></text:p>
                  </text:list-item>
                  <text:list-item>
                    <text:p text:style-name="P1"><text:span text:style-name="T6">User </text:span><text:span text:style-name="T2">filename</text:span><text:span text:style-name="T6">.key for model-specific options</text:span></text:p>
                  </text:list-item>
                </text:list>
              </text:list-item>
              <text:list-item>
                <text:p text:style-name="P1"><text:span text:style-name="T6">Existing output files are not overwritten</text:span></text:p>
                <text:list>
                  <text:list-item>
                    <text:p text:style-name="P1"><text:span text:style-name="T6">A sequential suffix is added (e. g. model.xyz_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1T0">
        <office:forms form:automatic-focus="false" form:apply-design-mode="false"/>
        <draw:frame presentation:style-name="pr3" draw:text-style-name="P3" draw:layer="layout" svg:width="23.5cm" svg:height="1.501cm" svg:x="2cm" svg:y="1cm" presentation:class="title">
          <draw:text-box>
            <text:p text:style-name="P1"><text:span text:style-name="T1">TINKER MD</text:span></text:p>
          </draw:text-box>
        </draw:frame>
        <draw:rect presentation:style-name="pr4" draw:text-style-name="P4" draw:layer="layout" svg:width="24.5cm" svg:height="17cm" svg:x="1.5cm" svg:y="3.2cm" draw:corner-radius="0.5cm">
          <text:p/>
        </draw:rect>
        <draw:frame presentation:style-name="pr10" draw:text-style-name="P7" draw:layer="layout" svg:width="23cm" svg:height="16.001cm" svg:x="2cm" svg:y="3.7cm" presentation:class="subtitle" presentation:user-transformed="true">
          <draw:text-box>
            <text:p text:style-name="P1"/>
            <text:p text:style-name="P1">Protein model <text:span text:style-name="T2">in vacuo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Initial setup</text:p>
          </draw:text-box>
        </draw:frame>
        <draw:frame presentation:style-name="pr5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Create a subdirectory and move to it</text:p>
                <text:list>
                  <text:list-item>
                    <text:p text:style-name="P1">Copy PDB coordinate file to your directory</text:p>
                    <text:list>
                      <text:list-item>
                        <text:p text:style-name="P1">e. g. <text:span text:style-name="T4">cp /usr/local/tinker/test/calmodulin.pdb .</text:span></text:p>
                      </text:list-item>
                    </text:list>
                  </text:list-item>
                  <text:list-item>
                    <text:p text:style-name="P1">Look into tinker installation directory, folder ‘params’</text:p>
                    <text:list>
                      <text:list-item>
                        <text:p text:style-name="P1">e. g. <text:span text:style-name="T4">ls /usr/local/tinker/params/</text:span></text:p>
                      </text:list-item>
                    </text:list>
                  </text:list-item>
                  <text:list-item>
                    <text:p text:style-name="P1">Select a force field and put it into <text:span text:style-name="T4">tinker.key</text:span></text:p>
                    <text:list>
                      <text:list-item>
                        <text:p text:style-name="P1"><text:span text:style-name="T8">e. g. parameters /usr/local/tinker/params/charmm27.prm</text:span></text:p>
                      </text:list-item>
                    </text:list>
                  </text:list-item>
                  <text:list-item>
                    <text:p text:style-name="P1"><text:span text:style-name="T8">Convert PDB coordinates to XYZ coordinates</text:span></text:p>
                    <text:list>
                      <text:list-item>
                        <text:p text:style-name="P1"><text:span text:style-name="T8">e. g. </text:span><text:span text:style-name="T4">pdbxyz calmodulin</text:span></text:p>
                      </text:list-item>
                      <text:list-item>
                        <text:p text:style-name="P1"><text:span text:style-name="T8">Correct any discrepancies in atom names</text:span></text:p>
                        <text:list>
                          <text:list-item>
                            <text:p text:style-name="P1"><text:span text:style-name="T8">PDB files tend to use atom names corresponding to the force field used during refinement</text:span></text:p>
                          </text:list-item>
                          <text:list-item>
                            <text:p text:style-name="P1"><text:span text:style-name="T8">Not all force fields use the same atom name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8">Have an initial look with </text:span><text:span text:style-name="T4">analy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Initial structure optimization</text:p>
          </draw:text-box>
        </draw:frame>
        <draw:frame presentation:style-name="pr5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Tinker offers various methods</text:p>
                <text:list>
                  <text:list-item>
                    <text:p text:style-name="P1"><text:span text:style-name="T4">minimize</text:span></text:p>
                  </text:list-item>
                  <text:list-item>
                    <text:p text:style-name="P1"><text:span text:style-name="T4">optimize</text:span></text:p>
                  </text:list-item>
                  <text:list-item>
                    <text:p text:style-name="P1"><text:span text:style-name="T4">newton</text:span></text:p>
                  </text:list-item>
                  <text:list-item>
                    <text:p text:style-name="P1"><text:span text:style-name="T4">PSS</text:span></text:p>
                  </text:list-item>
                  <text:list-item>
                    <text:p text:style-name="P1"><text:span text:style-name="T4">sniffer</text:span></text:p>
                  </text:list-item>
                </text:list>
              </text:list-item>
              <text:list-item>
                <text:p text:style-name="P1">Minimization progresses until a target RMSD is reached</text:p>
                <text:list>
                  <text:list-item>
                    <text:p text:style-name="P1">Use target RMSD of <text:span text:style-name="T4">1.0</text:span></text:p>
                  </text:list-item>
                  <text:list-item>
                    <text:p text:style-name="P1">Use chosen program interactively or in batch mode</text:p>
                    <text:list>
                      <text:list-item>
                        <text:p text:style-name="P1"><text:span text:style-name="T4">minimize calmodulin 1.0 </text:span></text:p>
                      </text:list-item>
                      <text:list-item>
                        <text:p text:style-name="P1"><text:span text:style-name="T4">newton calmodulin A A 1.0</text:span></text:p>
                      </text:list-item>
                    </text:list>
                  </text:list-item>
                </text:list>
              </text:list-item>
              <text:list-item>
                <text:p text:style-name="P1">Speed up using cutoffs in tinker.key</text:p>
                <text:list>
                  <text:list-item>
                    <text:p text:style-name="P1"><text:span text:style-name="T4">cutoff 15.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Heating</text:p>
          </draw:text-box>
        </draw:frame>
        <draw:frame presentation:style-name="pr8" draw:layer="layout" svg:width="24.035cm" svg:height="16.001cm" svg:x="2cm" svg:y="3.7cm" presentation:class="outline" presentation:user-transformed="true">
          <draw:text-box>
            <text:list text:style-name="L2">
              <text:list-item>
                <text:p text:style-name="P1">Tune computation in <text:span text:style-name="T4">tinker.key</text:span></text:p>
                <text:list>
                  <text:list-item>
                    <text:p text:style-name="P1"><text:span text:style-name="T4">cutoff 15.0</text:span></text:p>
                  </text:list-item>
                  <text:list-item>
                    <text:p text:style-name="P1"><text:span text:style-name="T4">lights</text:span></text:p>
                  </text:list-item>
                </text:list>
              </text:list-item>
              <text:list-item>
                <text:p text:style-name="P1">Reduce output clutter in <text:span text:style-name="T4">tinker.key</text:span></text:p>
                <text:list>
                  <text:list-item>
                    <text:p text:style-name="P1"><text:span text:style-name="T4">archive</text:span></text:p>
                  </text:list-item>
                </text:list>
              </text:list-item>
              <text:list-item>
                <text:p text:style-name="P1">Run ANNEAL to heat progressively the system to desired temperature</text:p>
                <text:list>
                  <text:list-item>
                    <text:p text:style-name="P1">Heat from <text:span text:style-name="T4">1</text:span> to <text:span text:style-name="T4">298</text:span> K</text:p>
                  </text:list-item>
                  <text:list-item>
                    <text:p text:style-name="P1">Do not perform previous equilibration (<text:span text:style-name="T4">0</text:span> steps)</text:p>
                  </text:list-item>
                  <text:list-item>
                    <text:p text:style-name="P1">Apply heat linearly</text:p>
                  </text:list-item>
                  <text:list-item>
                    <text:p text:style-name="P1">Use a <text:span text:style-name="T4">1.0 fs</text:span> timestep and save data every <text:span text:style-name="T4">0.1 ps</text:span></text:p>
                  </text:list-item>
                  <text:list-item>
                    <text:p text:style-name="P1">Keep atomic weights</text:p>
                  </text:list-item>
                  <text:list-item>
                    <text:p text:style-name="P1">Run in batch mode</text:p>
                    <text:list>
                      <text:list-item>
                        <text:p text:style-name="P1"><text:span text:style-name="T4">anneal calmodulin 1 298 0 2000 L 1.0 0.1 0.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Equilibration</text:p>
          </draw:text-box>
        </draw:frame>
        <draw:frame presentation:style-name="pr5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Keep the system at target temperature until equilibrium is reached</text:p>
              </text:list-item>
              <text:list-item>
                <text:p text:style-name="P1">Run DYNAMIC to simulate 3ps at 298K and monitor energies</text:p>
                <text:list>
                  <text:list-item>
                    <text:p text:style-name="P1">Continue using same parameters</text:p>
                  </text:list-item>
                  <text:list-item>
                    <text:p text:style-name="P1">Run in batch mode</text:p>
                    <text:list>
                      <text:list-item>
                        <text:p text:style-name="P1"><text:span text:style-name="T4">dynamic calmodulin 3000 1.0 0.1 298 &gt; equil.out</text:span></text:p>
                      </text:list-item>
                    </text:list>
                  </text:list-item>
                  <text:list-item>
                    <text:p text:style-name="P1">After completion check system evolution</text:p>
                    <text:list>
                      <text:list-item>
                        <text:p text:style-name="P1"><text:span text:style-name="T4">grep ‘Temperature’ equil.out &gt; temperature.data</text:span></text:p>
                      </text:list-item>
                      <text:list-item>
                        <text:p text:style-name="P1"><text:span text:style-name="T4">grep ‘Total Energy’ equil.out &gt;totalenergy.data</text:span></text:p>
                      </text:list-item>
                      <text:list-item>
                        <text:p text:style-name="P1">...</text:p>
                      </text:list-item>
                      <text:list-item>
                        <text:p text:style-name="P1">Import into a graphical program and plot fluctuations</text:p>
                      </text:list-item>
                    </text:list>
                  </text:list-item>
                  <text:list-item>
                    <text:p text:style-name="P1">Visualize the trajectory</text:p>
                    <text:list>
                      <text:list-item>
                        <text:p text:style-name="P1">e. g. with gopenm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Production</text:p>
          </draw:text-box>
        </draw:frame>
        <draw:frame presentation:style-name="pr5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Gather thermodinamical statistics and trajectory</text:p>
              </text:list-item>
              <text:list-item>
                <text:p text:style-name="P1">Start from equilibrated structure</text:p>
              </text:list-item>
              <text:list-item>
                <text:p text:style-name="P1">Run DYNAMIC to simulate 5 ps at 298 K </text:p>
                <text:list>
                  <text:list-item>
                    <text:p text:style-name="P1">Timestep: 1fs</text:p>
                  </text:list-item>
                  <text:list-item>
                    <text:p text:style-name="P1">Number of steps: 5000</text:p>
                  </text:list-item>
                  <text:list-item>
                    <text:p text:style-name="P1">Take snapshots every 100 steps (100 fs = 0.1 ps)</text:p>
                  </text:list-item>
                  <text:list-item>
                    <text:p text:style-name="P1">Run in batch mode</text:p>
                    <text:list>
                      <text:list-item>
                        <text:p text:style-name="P1"><text:span text:style-name="T4">dynamic calmodulin 5000 1.0 0.1 298 &gt; prod.log &amp;</text:span></text:p>
                      </text:list-item>
                    </text:list>
                  </text:list-item>
                </text:list>
              </text:list-item>
              <text:list-item>
                <text:p text:style-name="P1">Monitor progress</text:p>
                <text:list>
                  <text:list-item>
                    <text:p text:style-name="P1">Visualize trajectory</text:p>
                  </text:list-item>
                  <text:list-item>
                    <text:p text:style-name="P1">Watch out for strong energy fluc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Analysis</text:p>
          </draw:text-box>
        </draw:frame>
        <draw:frame presentation:style-name="pr5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Visualize trajectory</text:p>
              </text:list-item>
              <text:list-item>
                <text:p text:style-name="P1">Extract relevant data</text:p>
                <text:list>
                  <text:list-item>
                    <text:p text:style-name="P1"><text:span text:style-name="T4">grep ‘Total Energy’ 2ech-prod.log &gt; te.out</text:span></text:p>
                  </text:list-item>
                  <text:list-item>
                    <text:p text:style-name="P1"><text:span text:style-name="T4">cat te.out | sed -e ‘s/ Total Energy//g’ &gt; te.1</text:span></text:p>
                  </text:list-item>
                  <text:list-item>
                    <text:p text:style-name="P1"><text:span text:style-name="T4">cat te.1 | sed -e ‘s/K.*//g’ &gt; te.2</text:span></text:p>
                  </text:list-item>
                  <text:list-item>
                    <text:p text:style-name="P1"><text:span text:style-name="T4">cat te.2 | sed -e ‘s/ //g’ &gt; te.dat</text:span></text:p>
                  </text:list-item>
                </text:list>
              </text:list-item>
              <text:list-item>
                <text:p text:style-name="P1">Plot data</text:p>
                <text:list>
                  <text:list-item>
                    <text:p text:style-name="P1">Import into plotting program</text:p>
                  </text:list-item>
                </text:list>
              </text:list-item>
              <text:list-item>
                <text:p text:style-name="P1">Perform distance geometry calculations</text:p>
                <text:list>
                  <text:list-item>
                    <text:p text:style-name="P1">DISTGEOM</text:p>
                  </text:list-item>
                </text:list>
              </text:list-item>
              <text:list-item>
                <text:p text:style-name="P1">Compute time dependent correlations</text:p>
                <text:list>
                  <text:list-item>
                    <text:p text:style-name="P1">CORRE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1T0">
        <office:forms form:automatic-focus="false" form:apply-design-mode="false"/>
        <draw:frame presentation:style-name="pr3" draw:text-style-name="P3" draw:layer="layout" svg:width="23.5cm" svg:height="1.501cm" svg:x="2cm" svg:y="1cm" presentation:class="title">
          <draw:text-box>
            <text:p text:style-name="P1"><text:span text:style-name="T1">TINKER MD</text:span></text:p>
          </draw:text-box>
        </draw:frame>
        <draw:rect presentation:style-name="pr4" draw:text-style-name="P4" draw:layer="layout" svg:width="24.5cm" svg:height="17cm" svg:x="1.5cm" svg:y="3.2cm" draw:corner-radius="0.5cm">
          <text:p/>
        </draw:rect>
        <draw:frame presentation:style-name="pr11" draw:text-style-name="P7" draw:layer="layout" svg:width="23cm" svg:height="16.001cm" svg:x="2cm" svg:y="3.7cm" presentation:class="subtitle" presentation:user-transformed="true">
          <draw:text-box>
            <text:p text:style-name="P1"/>
            <text:p text:style-name="P1">Protein in implicit solvent model</text:p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Define implicit solvent model</text:p>
          </draw:text-box>
        </draw:frame>
        <draw:frame presentation:style-name="pr8" draw:layer="layout" svg:width="23cm" svg:height="16.476cm" svg:x="2cm" svg:y="3.7cm" presentation:class="outline" presentation:user-transformed="true">
          <draw:text-box>
            <text:list text:style-name="L2">
              <text:list-item>
                <text:p text:style-name="P1">Select an implicit solvation model</text:p>
                <text:list>
                  <text:list-item>
                    <text:p text:style-name="P1">ASP / SASA / ONION / STILL / HCT / ACE / GBSA</text:p>
                  </text:list-item>
                  <text:list-item>
                    <text:p text:style-name="P1">Add it to <text:span text:style-name="T4">tinker.key</text:span></text:p>
                    <text:list>
                      <text:list-item>
                        <text:p text:style-name="P1"><text:span text:style-name="T4">solvate still</text:span></text:p>
                      </text:list-item>
                    </text:list>
                  </text:list-item>
                  <text:list-item>
                    <text:p text:style-name="P1">State solvent dielectric constant</text:p>
                    <text:list>
                      <text:list-item>
                        <text:p text:style-name="P1"><text:span text:style-name="T4">dielectric 80.0</text:span></text:p>
                      </text:list-item>
                    </text:list>
                  </text:list-item>
                  <text:list-item>
                    <text:p text:style-name="P1">State polarization effects</text:p>
                    <text:list>
                      <text:list-item>
                        <text:p text:style-name="P1"><text:span text:style-name="T4">polarization direct</text:span></text:p>
                      </text:list-item>
                    </text:list>
                  </text:list-item>
                </text:list>
              </text:list-item>
              <text:list-item>
                <text:p text:style-name="P1">Perform the whole simulation process using the new parameters (tip: use a separate directory)</text:p>
                <text:list>
                  <text:list-item>
                    <text:p text:style-name="P1">Start from initial PDB</text:p>
                  </text:list-item>
                  <text:list-item>
                    <text:p text:style-name="P1">Minimize</text:p>
                  </text:list-item>
                  <text:list-item>
                    <text:p text:style-name="P1">Equilibrate</text:p>
                  </text:list-item>
                  <text:list-item>
                    <text:p text:style-name="P1">Production run</text:p>
                  </text:list-item>
                  <text:list-item>
                    <text:p text:style-name="P1">Analyz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>
        <office:forms form:automatic-focus="false" form:apply-design-mode="false"/>
        <draw:frame presentation:style-name="pr12" draw:text-style-name="P1" draw:layer="layout" svg:width="23.5cm" svg:height="18.7cm" svg:x="2cm" svg:y="1cm" presentation:class="title">
          <draw:text-box>
            <text:p text:style-name="P9">Easy, wasn’t it?</text:p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1T0">
        <office:forms form:automatic-focus="false" form:apply-design-mode="false"/>
        <draw:frame presentation:style-name="pr3" draw:text-style-name="P3" draw:layer="layout" svg:width="23.5cm" svg:height="1.501cm" svg:x="2cm" svg:y="1cm" presentation:class="title">
          <draw:text-box>
            <text:p text:style-name="P1"><text:span text:style-name="T1">TINKER MD</text:span></text:p>
          </draw:text-box>
        </draw:frame>
        <draw:rect presentation:style-name="pr4" draw:text-style-name="P4" draw:layer="layout" svg:width="24.5cm" svg:height="17cm" svg:x="1.5cm" svg:y="3.2cm" draw:corner-radius="0.5cm">
          <text:p/>
        </draw:rect>
        <draw:frame presentation:style-name="pr13" draw:text-style-name="P7" draw:layer="layout" svg:width="23cm" svg:height="16.001cm" svg:x="2cm" svg:y="3.7cm" presentation:class="subtitle" presentation:user-transformed="true">
          <draw:text-box>
            <text:p text:style-name="P1">Water in</text:p>
            <text:p text:style-name="P1">Periodic Boundary Conditions</text:p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Initialization</text:p>
          </draw:text-box>
        </draw:frame>
        <draw:frame presentation:style-name="pr5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Use a fresh directory</text:p>
              </text:list-item>
              <text:list-item>
                <text:p text:style-name="P1">Start with the coordinates for one molecule of water</text:p>
                <text:list>
                  <text:list-item>
                    <text:p text:style-name="P1">water.xyz</text:p>
                  </text:list-item>
                </text:list>
              </text:list-item>
              <text:list-item>
                <text:p text:style-name="P1">Choose a model for water (e. g. TIP3P)</text:p>
                <text:list>
                  <text:list-item>
                    <text:p text:style-name="P1">TINKER contains a TIP3P model</text:p>
                  </text:list-item>
                  <text:list-item>
                    <text:p text:style-name="P1">You can build your own</text:p>
                  </text:list-item>
                  <text:list-item>
                    <text:p text:style-name="P1">Check atom name discrepancies</text:p>
                    <text:list>
                      <text:list-item>
                        <text:p text:style-name="P1">e. g. O <text:span text:style-name="T9">→</text:span> OT (101), H <text:span text:style-name="T9">→</text:span> HT (88)</text:p>
                      </text:list-item>
                    </text:list>
                  </text:list-item>
                </text:list>
              </text:list-item>
              <text:list-item>
                <text:p text:style-name="P1">Generate a water box using XYZEDIT</text:p>
                <text:list>
                  <text:list-item>
                    <text:p text:style-name="P1"><text:span text:style-name="T4">xyzedit water</text:span></text:p>
                  </text:list-item>
                  <text:list-item>
                    <text:p text:style-name="P1">Place 27 molecules in a cubic box of 9.3125 <text:span text:style-name="T9">Å</text:span> 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Heating</text:p>
          </draw:text-box>
        </draw:frame>
        <draw:frame presentation:style-name="pr5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Define periodic boundary conditions in tinker.key (or in water.key):</text:p>
                <text:list>
                  <text:list-item>
                    <text:p text:style-name="P1">Box size</text:p>
                    <text:list>
                      <text:list-item>
                        <text:p text:style-name="P1"><text:span text:style-name="T4">a-axis 9.3125</text:span></text:p>
                      </text:list-item>
                    </text:list>
                  </text:list-item>
                  <text:list-item>
                    <text:p text:style-name="P1">Cutoff distance (less than ½ the box size)</text:p>
                    <text:list>
                      <text:list-item>
                        <text:p text:style-name="P1"><text:span text:style-name="T4">cutoff 4.0</text:span></text:p>
                      </text:list-item>
                    </text:list>
                  </text:list-item>
                </text:list>
              </text:list-item>
              <text:list-item>
                <text:p text:style-name="P1">Fine tune computation (TIP3P is a rigid model)</text:p>
                <text:list>
                  <text:list-item>
                    <text:list>
                      <text:list-item>
                        <text:p text:style-name="P1"><text:span text:style-name="T4">integrate RIGIDBODY</text:span></text:p>
                      </text:list-item>
                      <text:list-item>
                        <text:p text:style-name="P1"><text:span text:style-name="T4">group-molecule</text:span></text:p>
                      </text:list-item>
                      <text:list-item>
                        <text:p text:style-name="P1"><text:span text:style-name="T4">neutral-groups</text:span></text:p>
                      </text:list-item>
                    </text:list>
                  </text:list-item>
                </text:list>
              </text:list-item>
              <text:list-item>
                <text:p text:style-name="P1">Heat the system during 6 ps at NVT.</text:p>
                <text:list>
                  <text:list-item>
                    <text:list>
                      <text:list-item>
                        <text:p text:style-name="P1"><text:span text:style-name="T4">dynamic waterbox 6000 1.0 0.1 2 298</text:span></text:p>
                      </text:list-item>
                      <text:list-item>
                        <text:p text:style-name="P1"><text:span text:style-name="T4">anneal waterbox 1 298 0 6000 L 1.0 0.1 0.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Equilibration</text:p>
          </draw:text-box>
        </draw:frame>
        <draw:frame presentation:style-name="pr5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After we have heated the system, we let it equilibrate for another 6ps at 298K (NVT)</text:p>
                <text:list>
                  <text:list-item>
                    <text:p text:style-name="P1"><text:span text:style-name="T4">dynamic waterbox 6000 1.0 0.1 2 298</text:span></text:p>
                  </text:list-item>
                </text:list>
              </text:list-item>
              <text:list-item>
                <text:p text:style-name="P1">Analyze system evolution for equilibration</text:p>
                <text:list>
                  <text:list-item>
                    <text:list>
                      <text:list-item>
                        <text:p text:style-name="P1"><text:span text:style-name="T4">grep ‘Temperature’ water-equil.out &gt; temperature.data</text:span></text:p>
                      </text:list-item>
                      <text:list-item>
                        <text:p text:style-name="P1"><text:span text:style-name="T4">grep ‘Total Energy’ water-equil.out &gt;totalenergy.data</text:span></text:p>
                      </text:list-item>
                      <text:list-item>
                        <text:p text:style-name="P1">...</text:p>
                      </text:list-item>
                      <text:list-item>
                        <text:p text:style-name="P1">Import into a graphical program and plot fluctuations</text:p>
                      </text:list-item>
                    </text:list>
                  </text:list-item>
                  <text:list-item>
                    <text:p text:style-name="P1">Visualize the trajectory</text:p>
                    <text:list>
                      <text:list-item>
                        <text:p text:style-name="P1">e. g. with gopenm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Production</text:p>
          </draw:text-box>
        </draw:frame>
        <draw:frame presentation:style-name="pr5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Gather thermodinamical statistics and trajectory</text:p>
              </text:list-item>
              <text:list-item>
                <text:p text:style-name="P1">Start from equilibrated structure</text:p>
              </text:list-item>
              <text:list-item>
                <text:p text:style-name="P1">Run DYNAMIC to simulate 5 ps in the NVE ensemble</text:p>
                <text:list>
                  <text:list-item>
                    <text:p text:style-name="P1">Timestep: 1fs</text:p>
                  </text:list-item>
                  <text:list-item>
                    <text:p text:style-name="P1">Number of steps: 5000</text:p>
                  </text:list-item>
                  <text:list-item>
                    <text:p text:style-name="P1">Take snapshots every 100 steps (100 fs = 0.1 ps)</text:p>
                  </text:list-item>
                  <text:list-item>
                    <text:p text:style-name="P1">Run in batch mode</text:p>
                    <text:list>
                      <text:list-item>
                        <text:p text:style-name="P1"><text:span text:style-name="T4">dynamic waterbox 5000 1.0 0.1 <text:s/>1 &gt; production.log &amp;</text:span></text:p>
                      </text:list-item>
                    </text:list>
                  </text:list-item>
                </text:list>
              </text:list-item>
              <text:list-item>
                <text:p text:style-name="P1">Monitor progress</text:p>
                <text:list>
                  <text:list-item>
                    <text:p text:style-name="P1">Visualize trajectory</text:p>
                  </text:list-item>
                  <text:list-item>
                    <text:p text:style-name="P1">Watch out for strong energy fluctuations</text:p>
                  </text:list-item>
                </text:list>
              </text:list-item>
              <text:list-item>
                <text:p text:style-name="P1">Analyze result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1T0">
        <office:forms form:automatic-focus="false" form:apply-design-mode="false"/>
        <draw:frame presentation:style-name="pr3" draw:text-style-name="P3" draw:layer="layout" svg:width="23.5cm" svg:height="1.501cm" svg:x="2cm" svg:y="1cm" presentation:class="title">
          <draw:text-box>
            <text:p text:style-name="P1"><text:span text:style-name="T1">TINKER MD</text:span></text:p>
          </draw:text-box>
        </draw:frame>
        <draw:rect presentation:style-name="pr4" draw:text-style-name="P4" draw:layer="layout" svg:width="24.5cm" svg:height="17cm" svg:x="1.5cm" svg:y="3.2cm" draw:corner-radius="0.5cm">
          <text:p/>
        </draw:rect>
        <draw:frame presentation:style-name="pr14" draw:text-style-name="P7" draw:layer="layout" svg:width="23cm" svg:height="16.001cm" svg:x="2cm" svg:y="3.7cm" presentation:class="subtitle" presentation:user-transformed="true">
          <draw:text-box>
            <text:p text:style-name="P1">Protein in explicit solvent model</text:p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Introduction</text:p>
          </draw:text-box>
        </draw:frame>
        <draw:frame presentation:style-name="pr5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Explicit solvent models are very expensive</text:p>
                <text:list>
                  <text:list-item>
                    <text:p text:style-name="P1">Approximations and shortcuts have dramatic effects</text:p>
                  </text:list-item>
                  <text:list-item>
                    <text:p text:style-name="P1">Boundary Conditions are required to keep the solvent confined</text:p>
                    <text:list>
                      <text:list-item>
                        <text:p text:style-name="P1">Periodic Boundary Conditions (spherical)</text:p>
                      </text:list-item>
                      <text:list-item>
                        <text:p text:style-name="P1">Stochastic Boundary Conditions (Brownian motion)</text:p>
                      </text:list-item>
                    </text:list>
                  </text:list-item>
                  <text:list-item>
                    <text:p text:style-name="P1">Cutoffs and cell sizes reduce computation area</text:p>
                    <text:list>
                      <text:list-item>
                        <text:p text:style-name="P1">Reaction region</text:p>
                      </text:list-item>
                      <text:list-item>
                        <text:p text:style-name="P1">Bufer (Langevin motion) region</text:p>
                      </text:list-item>
                      <text:list-item>
                        <text:p text:style-name="P1">Reservoid (fixed) reg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Process</text:p>
          </draw:text-box>
        </draw:frame>
        <draw:frame presentation:style-name="pr5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Preparation</text:p>
                <text:list>
                  <text:list-item>
                    <text:p text:style-name="P1">Generate biomolecule coordinates input file</text:p>
                  </text:list-item>
                  <text:list-item>
                    <text:p text:style-name="P1">Compute energy</text:p>
                  </text:list-item>
                  <text:list-item>
                    <text:p text:style-name="P1">Minimize Energy</text:p>
                  </text:list-item>
                </text:list>
              </text:list-item>
              <text:list-item>
                <text:p text:style-name="P1">Generate solvation sphere</text:p>
                <text:list>
                  <text:list-item>
                    <text:p text:style-name="P1">Generate solvent cube</text:p>
                  </text:list-item>
                  <text:list-item>
                    <text:p text:style-name="P1">Soak biomolecule in solvent</text:p>
                  </text:list-item>
                  <text:list-item>
                    <text:p text:style-name="P1">Minimize water around biomolecule</text:p>
                  </text:list-item>
                  <text:list-item>
                    <text:p text:style-name="P1">Equilibrate water around biomolecule</text:p>
                  </text:list-item>
                </text:list>
              </text:list-item>
              <text:list-item>
                <text:p text:style-name="P1">Heat-Equilibration-Production of entire system</text:p>
              </text:list-item>
              <text:list-item>
                <text:p text:style-name="P1">Analyze result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Preparation</text:p>
          </draw:text-box>
        </draw:frame>
        <draw:frame presentation:style-name="pr5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Same as we do for <text:span text:style-name="T2">in vacuo</text:span><text:span text:style-name="T6"> simulations:</text:span></text:p>
                <text:list>
                  <text:list-item>
                    <text:p text:style-name="P1"><text:span text:style-name="T6">Grab PDB file</text:span></text:p>
                  </text:list-item>
                  <text:list-item>
                    <text:p text:style-name="P1"><text:span text:style-name="T6">Convert to XYZ</text:span></text:p>
                  </text:list-item>
                  <text:list-item>
                    <text:p text:style-name="P1"><text:span text:style-name="T6">Analyze structure</text:span></text:p>
                  </text:list-item>
                  <text:list-item>
                    <text:p text:style-name="P1"><text:span text:style-name="T6">Minimize structure energy</text:span></text:p>
                  </text:list-item>
                </text:list>
              </text:list-item>
              <text:list-item>
                <text:p text:style-name="P1"><text:span text:style-name="T6">You can start from saved minimized coordinates from a previous </text:span><text:span text:style-name="T2">in vacuo</text:span><text:span text:style-name="T6"> run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Adding water</text:p>
          </draw:text-box>
        </draw:frame>
        <draw:frame presentation:style-name="pr8" draw:layer="layout" svg:width="23cm" svg:height="16.519cm" svg:x="2cm" svg:y="3.7cm" presentation:class="outline" presentation:user-transformed="true">
          <draw:text-box>
            <text:list text:style-name="L2">
              <text:list-item>
                <text:p text:style-name="P1">Create a box of water</text:p>
                <text:list>
                  <text:list-item>
                    <text:p text:style-name="P1">Get hold of a water molecule</text:p>
                  </text:list-item>
                  <text:list-item>
                    <text:p text:style-name="P1">Select force field (e. g. CHARMM27)</text:p>
                  </text:list-item>
                  <text:list-item>
                    <text:p text:style-name="P1">Fix atom name and definition discrepancies</text:p>
                    <text:list>
                      <text:list-item>
                        <text:p text:style-name="P1">e.g. O : OHT, type 101, <text:s/>H : HT, type 88</text:p>
                      </text:list-item>
                    </text:list>
                  </text:list-item>
                  <text:list-item>
                    <text:p text:style-name="P1">Run XYZEDIT</text:p>
                    <text:list>
                      <text:list-item>
                        <text:p text:style-name="P1">Number of molecules: 1600</text:p>
                      </text:list-item>
                      <text:list-item>
                        <text:p text:style-name="P1">Box size: 36.342</text:p>
                      </text:list-item>
                    </text:list>
                  </text:list-item>
                  <text:list-item>
                    <text:p text:style-name="P1">Translate box to center of mass using XYZEDIT</text:p>
                  </text:list-item>
                </text:list>
              </text:list-item>
              <text:list-item>
                <text:p text:style-name="P1">Solvate biomolecule</text:p>
                <text:list>
                  <text:list-item>
                    <text:p text:style-name="P1">Open with XYZEDIT</text:p>
                  </text:list-item>
                  <text:list-item>
                    <text:p text:style-name="P1">Translate to center of mass</text:p>
                  </text:list-item>
                  <text:list-item>
                    <text:p text:style-name="P1">Soak in water</text:p>
                  </text:list-item>
                  <text:list-item>
                    <text:p text:style-name="P1">No need to remove water outside the sphere</text:p>
                    <text:list>
                      <text:list-item>
                        <text:p text:style-name="P1">TINKER will ignore it once define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Equilibration of water around fixed protein</text:p>
          </draw:text-box>
        </draw:frame>
        <draw:frame presentation:style-name="pr5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Open original biomolecule file</text:p>
                <text:list>
                  <text:list-item>
                    <text:p text:style-name="P1">Note down molecule size (713 atoms)</text:p>
                  </text:list-item>
                </text:list>
              </text:list-item>
              <text:list-item>
                <text:p text:style-name="P1">Define computation conditions in tinker.key</text:p>
                <text:list>
                  <text:list-item>
                    <text:p text:style-name="P1">Use spherical boundary conditions</text:p>
                    <text:list>
                      <text:list-item>
                        <text:p text:style-name="P1">The system is centered around origin 0.0.0</text:p>
                      </text:list-item>
                      <text:list-item>
                        <text:p text:style-name="P1">The system size is ~32 A</text:p>
                        <text:list>
                          <text:list-item>
                            <text:p text:style-name="P1"><text:span text:style-name="T4">sphere 0.0 0.0 0.0 18.0</text:span></text:p>
                          </text:list-item>
                          <text:list-item>
                            <text:p text:style-name="P1"><text:span text:style-name="T4">wall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Exclude biomolecule by defining active region</text:p>
                    <text:list>
                      <text:list-item>
                        <text:p text:style-name="P1">Range from first (714) to last (5372) solvent atoms</text:p>
                        <text:list>
                          <text:list-item>
                            <text:p text:style-name="P1"><text:span text:style-name="T10">active -714 5372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Stir the bottle to remove strong Van der Waals interactions</text:p>
                    <text:list>
                      <text:list-item>
                        <text:list>
                          <text:list-item>
                            <text:p text:style-name="P1"><text:span text:style-name="T4">ratt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Minimize energy and equilibrate as usual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MD simulation</text:p>
          </draw:text-box>
        </draw:frame>
        <draw:frame presentation:style-name="pr5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1">Once the solvent has adapted to the biomolecule’s environment we can run the simulation:</text:p>
                <text:list>
                  <text:list-item>
                    <text:p text:style-name="P1">Remove restriction on the active region</text:p>
                  </text:list-item>
                  <text:list-item>
                    <text:p text:style-name="P1">Select a faster integration method</text:p>
                    <text:list>
                      <text:list-item>
                        <text:p text:style-name="P1"><text:span text:style-name="T4">integrate verlet</text:span></text:p>
                      </text:list-item>
                    </text:list>
                  </text:list-item>
                </text:list>
              </text:list-item>
              <text:list-item>
                <text:p text:style-name="P1">Heat to 298K</text:p>
                <text:list>
                  <text:list-item>
                    <text:p text:style-name="P1"><text:span text:style-name="T4">dynamic 2ech 1000 1.0 0.1 298</text:span></text:p>
                  </text:list-item>
                  <text:list-item>
                    <text:p text:style-name="P1"><text:span text:style-name="T4">anneal 2ech 1 298 0 L 1000 1.0 0.1 0.0</text:span></text:p>
                  </text:list-item>
                </text:list>
              </text:list-item>
              <text:list-item>
                <text:p text:style-name="P1">Equilibrate at 298K</text:p>
                <text:list>
                  <text:list-item>
                    <text:p text:style-name="P1"><text:span text:style-name="T4">dynamic 2ech 1000 1.0 0.1 298</text:span></text:p>
                  </text:list-item>
                </text:list>
              </text:list-item>
              <text:list-item>
                <text:p text:style-name="P1">Production run at 298K</text:p>
                <text:list>
                  <text:list-item>
                    <text:p text:style-name="P1"><text:span text:style-name="T4">dynamic 2ech 5000 1.0 0.1 298</text:span></text:p>
                  </text:list-item>
                </text:list>
              </text:list-item>
              <text:list-item>
                <text:p text:style-name="P1">Analyz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9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s-sunset" xlink:href="Pictures/10000000000003200000025832CBF8DB.png" xlink:type="simple" xlink:show="embed" xlink:actuate="onLoad"/>
    <draw:fill-image draw:name="spirit-pan" xlink:href="Pictures/100000000000032000000258163146C6.png" xlink:type="simple" xlink:show="embed" xlink:actuate="onLoad"/>
    <draw:opacity draw:name="Transparency_20_13" draw:display-name="Transparency 13" draw:style="ellipsoid" draw:cx="50%" draw:cy="50%" draw:start="75%" draw:end="5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2" draw:display-name="Transparency 32" draw:style="ellipsoid" draw:cx="50%" draw:cy="50%" draw:start="75%" draw:end="50%" draw:angle="300" draw:border="0%"/>
    <draw:opacity draw:name="Transparency_20_33" draw:display-name="Transparency 33" draw:style="ellipsoid" draw:cx="50%" draw:cy="50%" draw:start="50%" draw:end="25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ars-background" style:family="presentation">
      <style:graphic-properties draw:stroke="none" draw:fill="bitmap" draw:fill-color="#355e00" draw:fill-gradient-name="Gradient_20_7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mars-sunset" draw:fill-image-width="7cm" draw:fill-image-height="7cm" style:repeat="stretch"/>
    </style:style>
    <style:style style:name="Mdp2" style:family="drawing-page">
      <style:drawing-page-properties draw:background-size="border" draw:fill="bitmap" draw:fill-color="#355e00" draw:fill-gradient-name="Gradient_20_8" draw:fill-image-name="spirit-pan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Mgr4" style:family="graphic" style:parent-style-name="standard">
      <style:graphic-properties draw:stroke="none" draw:fill="none" draw:fill-color="#ffffff" draw:auto-grow-width="true" fo:min-height="1.086cm" fo:min-width="1.271cm"/>
    </style:style>
    <style:style style:name="Mpr1" style:family="presentation" style:parent-style-name="mars-outline1">
      <style:graphic-properties draw:fill-color="#ffffff" draw:auto-grow-height="false" fo:min-height="13.23cm"/>
    </style:style>
    <style:style style:name="Mpr2" style:family="presentation" style:parent-style-name="mars-backgroundobjects">
      <style:graphic-properties draw:stroke="none" draw:fill="solid" draw:fill-color="#000000" draw:fill-image-name="mars-sunset" draw:opacity="100%" draw:opacity-name="Transparency_20_32" draw:fill-image-width="0cm" draw:fill-image-height="0cm" draw:textarea-horizontal-align="center" draw:textarea-vertical-align="middle" draw:shadow-opacity="100%"/>
    </style:style>
    <style:style style:name="Mpr3" style:family="presentation" style:parent-style-name="mars-title">
      <style:graphic-properties draw:fill-color="#ffffff" draw:auto-grow-height="false" fo:min-height="3.507cm"/>
    </style:style>
    <style:style style:name="M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M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 style:list-style-name="ML4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text-align="center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e6e6ff" fo:font-family="Arial" style:font-family-generic="swiss" style:font-pitch="variable" fo:font-size="24pt"/>
    </style:style>
    <style:style style:name="MP10" style:family="paragraph">
      <style:paragraph-properties fo:margin-left="0.9cm" fo:margin-right="0cm" fo:text-indent="-0.9cm"/>
    </style:style>
    <style:style style:name="MP11" style:family="paragraph">
      <style:paragraph-properties fo:margin-left="0cm" fo:margin-right="0cm" fo:text-align="center" fo:text-indent="0cm"/>
    </style:style>
    <style:style style:name="MP12" style:family="paragraph">
      <style:paragraph-properties fo:margin-left="0cm" fo:margin-right="0cm" fo:text-align="center" fo:text-indent="0cm"/>
      <style:text-properties fo:color="#e6e6ff" fo:font-family="Arial" style:font-family-generic="swiss" style:font-pitch="variable" fo:font-size="20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e6e6ff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MT5" style:family="text">
      <style:text-properties fo:color="#e6e6ff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color="#e6e6ff" fo:font-family="Arial" style:font-family-generic="swiss" style:font-pitch="variable" fo:font-size="20pt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5.938cm" svg:height="4.453cm" svg:x="2.97cm" svg:y="8.273cm" draw:page-number="1"/>
      <draw:page-thumbnail draw:layer="backgroundobjects" svg:width="5.938cm" svg:height="4.453cm" svg:x="11.88cm" svg:y="8.273cm"/>
      <draw:page-thumbnail draw:layer="backgroundobjects" svg:width="5.938cm" svg:height="4.453cm" svg:x="20.79cm" svg:y="8.273cm"/>
    </style:handout-master>
    <style:master-page style:name="mars" style:page-layout-name="PM1" draw:style-name="Mdp1">
      <draw:frame presentation:style-name="Mpr1" draw:text-style-name="MP2" draw:layer="backgroundobjects" svg:width="6cm" svg:height="3.499cm" svg:x="0cm" svg:y="17.5cm" presentation:class="outline">
        <draw:text-box>
          <text:list text:style-name="ML1">
            <text:list-item>
              <text:p text:style-name="MP1">請按鼠標，編輯大綱文字格式。</text:p>
              <text:list>
                <text:list-item>
                  <text:p text:style-name="MP1">第二個大綱級</text:p>
                  <text:list>
                    <text:list-item>
                      <text:p text:style-name="MP1">第三個大綱級</text:p>
                      <text:list>
                        <text:list-item>
                          <text:p text:style-name="MP1">第四個大綱級</text:p>
                          <text:list>
                            <text:list-item>
                              <text:p text:style-name="MP1">第五個大綱級</text:p>
                              <text:list>
                                <text:list-item>
                                  <text:p text:style-name="MP1">第六個大綱級</text:p>
                                  <text:list>
                                    <text:list-item>
                                      <text:p text:style-name="MP1">第七個大綱級</text:p>
                                      <text:list>
                                        <text:list-item>
                                          <text:p text:style-name="MP1">第八個大綱級</text:p>
                                          <text:list>
                                            <text:list-item>
                                              <text:p text:style-name="MP1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2" draw:text-style-name="MP3" draw:layer="backgroundobjects" svg:width="15.5cm" svg:height="8.5cm" svg:x="11.5cm" svg:y="1cm" draw:corner-radius="0.5cm">
        <text:p/>
      </draw:rect>
      <draw:frame presentation:style-name="Mpr3" draw:text-style-name="MP1" draw:layer="backgroundobjects" svg:width="13.467cm" svg:height="2.26cm" svg:x="12.533cm" svg:y="1.5cm" presentation:class="title">
        <draw:text-box>
          <text:p text:style-name="MP1">TINKER MD simulations</text:p>
        </draw:text-box>
      </draw:frame>
      <draw:rect presentation:style-name="Mpr2" draw:text-style-name="MP3" draw:layer="backgroundobjects" svg:width="11.5cm" svg:height="4cm" svg:x="1cm" svg:y="8.878cm" draw:corner-radius="0.5cm">
        <text:p/>
      </draw:rect>
      <draw:frame draw:style-name="Mgr1" draw:text-style-name="MP4" draw:layer="backgroundobjects" svg:width="3.5cm" svg:height="1cm" svg:x="22.7cm" svg:y="8cm">
        <draw:text-box>
          <text:p text:style-name="MP1"><text:span text:style-name="MT1">10-11-2008</text:span></text:p>
        </draw:text-box>
      </draw:frame>
      <draw:frame draw:style-name="Mgr2" draw:text-style-name="MP6" draw:layer="backgroundobjects" svg:width="8.5cm" svg:height="2.635cm" svg:x="17.5cm" svg:y="4.5cm">
        <draw:text-box>
          <text:p text:style-name="MP5"><text:span text:style-name="MT2">Molecular Dynamics Simulations</text:span></text:p>
          <text:p text:style-name="MP5"><text:span text:style-name="MT3">An EMBnet introductory course</text:span></text:p>
        </draw:text-box>
      </draw:frame>
      <draw:frame draw:style-name="Mgr3" draw:text-style-name="MP9" draw:layer="backgroundobjects" svg:width="10.5cm" svg:height="2.993cm" svg:x="1.5cm" svg:y="9.342cm">
        <draw:text-box>
          <text:p text:style-name="MP7"><text:span text:style-name="MT4">Jose R. Valverde</text:span></text:p>
          <text:p text:style-name="MP7"><text:span text:style-name="MT5">EMBnet/CNB, CSIC</text:span></text:p>
          <text:p text:style-name="MP8"><text:span text:style-name="MT5">http://www.es.embnet.org</text:span></text:p>
          <text:p text:style-name="MP8"><text:span text:style-name="MT5">jrvalverde@cnb.csic.es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presentation:style-name="Mpr4" draw:text-style-name="MP3" draw:layer="backgroundobjects" svg:width="24.5cm" svg:height="17cm" svg:x="1.5cm" svg:y="3.2cm" draw:corner-radius="0.5cm">
        <text:p/>
      </draw:rect>
      <draw:rect presentation:style-name="Mpr5" draw:text-style-name="MP3" draw:layer="backgroundobjects" svg:width="24.5cm" svg:height="2.7cm" svg:x="1.5cm" svg:y="0.5cm" draw:corner-radius="0.5cm">
        <text:p/>
      </draw:rect>
      <draw:frame presentation:style-name="Mpr6" draw:text-style-name="MP1" draw:layer="backgroundobjects" svg:width="23.5cm" svg:height="1.5cm" svg:x="2cm" svg:y="1cm" presentation:class="title">
        <draw:text-box>
          <text:p text:style-name="MP1">請按一下鼠標，編輯標題文的格式。</text:p>
        </draw:text-box>
      </draw:frame>
      <draw:frame presentation:style-name="Mpr7" draw:text-style-name="MP10" draw:layer="backgroundobjects" svg:width="23cm" svg:height="16cm" svg:x="2cm" svg:y="3.7cm" presentation:class="outline">
        <draw:text-box>
          <text:list text:style-name="ML4">
            <text:list-item>
              <text:p text:style-name="MP1">請按鼠標，編輯大綱文字格式。</text:p>
              <text:list>
                <text:list-item>
                  <text:p text:style-name="MP1">第二個大綱級</text:p>
                  <text:list>
                    <text:list-item>
                      <text:p text:style-name="MP1">第三個大綱級</text:p>
                      <text:list>
                        <text:list-item>
                          <text:p text:style-name="MP1">第四個大綱級</text:p>
                          <text:list>
                            <text:list-item>
                              <text:p text:style-name="MP1">第五個大綱級</text:p>
                              <text:list>
                                <text:list-item>
                                  <text:p text:style-name="MP1">第六個大綱級</text:p>
                                  <text:list>
                                    <text:list-item>
                                      <text:p text:style-name="MP1">第七個大綱級</text:p>
                                      <text:list>
                                        <text:list-item>
                                          <text:p text:style-name="MP1">第八個大綱級</text:p>
                                          <text:list>
                                            <text:list-item>
                                              <text:p text:style-name="MP1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5" draw:text-style-name="MP3" draw:layer="backgroundobjects" svg:width="2.2cm" svg:height="1.05cm" svg:x="25.5cm" svg:y="19.8cm" draw:corner-radius="0.5cm">
        <text:p/>
      </draw:rect>
      <draw:frame draw:style-name="Mgr4" draw:text-style-name="MP12" draw:layer="backgroundobjects" svg:width="3.232cm" svg:height="1.086cm" svg:x="24.767cm" svg:y="19.9cm">
        <draw:text-box>
          <text:p text:style-name="MP11"><text:span text:style-name="MT6"><text:page-number>28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José Valverde</meta:initial-creator>
    <meta:creation-date>2008-11-07T12:30:21</meta:creation-date>
    <dc:creator>José Valverde</dc:creator>
    <dc:date>2010-02-25T14:32:41</dc:date>
    <meta:editing-cycles>6</meta:editing-cycles>
    <meta:editing-duration>PT01H44M12S</meta:editing-duration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